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1.3cm" loext:contextual-spacing="false"/>
      <style:text-properties officeooo:rsid="001ffc65" officeooo:paragraph-rsid="00235087"/>
    </style:style>
    <style:style style:name="P2" style:family="paragraph" style:parent-style-name="Text_20_body">
      <style:paragraph-properties fo:margin-top="0cm" fo:margin-bottom="1.3cm" loext:contextual-spacing="false"/>
      <style:text-properties officeooo:rsid="001ffc65" officeooo:paragraph-rsid="001ffc65"/>
    </style:style>
    <style:style style:name="P3" style:family="paragraph" style:parent-style-name="Text_20_body">
      <style:paragraph-properties fo:margin-top="0cm" fo:margin-bottom="1.3cm" loext:contextual-spacing="false"/>
      <style:text-properties officeooo:rsid="001b5047" officeooo:paragraph-rsid="001b5047"/>
    </style:style>
    <style:style style:name="P4" style:family="paragraph" style:parent-style-name="Text_20_body">
      <style:paragraph-properties fo:margin-top="0cm" fo:margin-bottom="1.3cm" loext:contextual-spacing="false"/>
      <style:text-properties officeooo:rsid="001ce870" officeooo:paragraph-rsid="001ce870"/>
    </style:style>
    <style:style style:name="P5" style:family="paragraph" style:parent-style-name="Text_20_body">
      <style:paragraph-properties fo:margin-top="0cm" fo:margin-bottom="1.3cm" loext:contextual-spacing="false"/>
      <style:text-properties officeooo:rsid="001db032" officeooo:paragraph-rsid="001db032"/>
    </style:style>
    <style:style style:name="P6" style:family="paragraph" style:parent-style-name="Text_20_body">
      <style:paragraph-properties fo:margin-top="0cm" fo:margin-bottom="1.3cm" loext:contextual-spacing="false"/>
      <style:text-properties officeooo:rsid="001e6957" officeooo:paragraph-rsid="001e6957"/>
    </style:style>
    <style:style style:name="T1" style:family="text">
      <style:text-properties officeooo:rsid="002180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rille d'observation</text:p>
      <text:h text:style-name="Heading_20_2" text:outline-level="2">Personne observée :</text:h>
      <text:h text:style-name="Heading_20_2" text:outline-level="2">Personne Interviewée :</text:h>
      <text:h text:style-name="Heading_20_2" text:outline-level="2">Date et heure de l'interview :</text:h>
      <text:h text:style-name="Heading_20_2" text:outline-level="2">Langage Verbal</text:h>
      <text:p text:style-name="P3">Questions ouvertes/fermées</text:p>
      <text:p text:style-name="P4">Clarté des propos</text:p>
      <text:p text:style-name="P5">Cheminement logique dans le questionnement</text:p>
      <text:p text:style-name="P6">Guidage dans le questionnement</text:p>
      <text:h text:style-name="Heading_20_2" text:outline-level="2">Langage Para-Verbal</text:h>
      <text:p text:style-name="P2">Réactions aux réponses</text:p>
      <text:p text:style-name="P2"><text:span text:style-name="T1">Écoute</text:span> active</text:p>
      <text:h text:style-name="Heading_20_2" text:outline-level="2">Langage Corporel</text:h>
      <text:p text:style-name="P1">Prises de notes</text:p>
      <text:p text:style-name="P1">Distance avec l'interviewé</text:p>
      <text:p text:style-name="P2">Attenti<text:span text:style-name="T1">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76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8T11:16:44.740943700</meta:creation-date>
    <dc:date>2014-12-18T13:20:43.807410193</dc:date>
    <meta:editing-duration>PT22M2S</meta:editing-duration>
    <meta:editing-cycles>7</meta:editing-cycles>
    <meta:generator>LibreOffice/4.3.3.2$Linux_x86 LibreOffice_project/430m0$Build-2</meta:generator>
    <dc:creator>Cojez Arnaud</dc:creator>
    <meta:document-statistic meta:table-count="0" meta:image-count="0" meta:object-count="0" meta:page-count="1" meta:paragraph-count="16" meta:word-count="46" meta:character-count="339" meta:non-whitespace-character-count="309"/>
  </office:meta>
</office:document-meta>
</file>